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2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2" table:number-columns-repeated="51" table:default-cell-style-name="ce1"/>
        <table:table-column table:style-name="co1" table:number-columns-repeated="973" table:default-cell-style-name="ce1"/>
        <table:table-row table:style-name="ro3">
          <table:table-cell table:number-columns-repeated="51" office:value-type="string">
            <text:p>[]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style-name="ce2" office:value-type="float" office:value="2">
            <text:p>2</text:p>
          </table:table-cell>
          <table:table-cell table:number-columns-repeated="49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48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5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9"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5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7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2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4"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48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5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9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9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9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number-columns-repeated="8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3"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5" table:style-name="ce2" office:value-type="float" office:value="1">
            <text:p>1</text:p>
          </table:table-cell>
          <table:table-cell table:number-columns-repeated="35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2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37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1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7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3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1">
            <text:p>1</text:p>
          </table:table-cell>
          <table:table-cell table:number-columns-repeated="32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7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9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7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 office:value-type="float" office:value="1">
            <text:p>1</text:p>
          </table:table-cell>
          <table:table-cell table:number-columns-repeated="13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21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5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7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18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7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3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1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7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16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0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7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17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17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17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3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3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7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5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7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5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7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16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16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4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6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1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1"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8"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table:number-columns-repeated="9"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5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table:number-columns-repeated="9"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table:number-columns-repeated="9"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18"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table:number-columns-repeated="8"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table:number-columns-repeated="8"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8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8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8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973"/>
        </table:table-row>
        <table:table-row table:style-name="ro3">
          <table:table-cell office:value-type="string">
            <text:p>[]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1"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973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4-19T12:59:27</meta:creation-date>
    <dc:date>2014-04-20T00:02:52</dc:date>
    <dc:creator>JackDanny </dc:creator>
    <meta:editing-duration>PT6M11S</meta:editing-duration>
    <meta:editing-cycles>1</meta:editing-cycles>
    <meta:generator>LibreOffice/3.5$Linux_x86 LibreOffice_project/350m1$Build-2</meta:generator>
    <meta:document-statistic meta:table-count="3" meta:cell-count="3621" meta:object-count="0"/>
  </office:meta>
</office:document-meta>
</file>